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bf9" officeooo:paragraph-rsid="001e0bf9"/>
    </style:style>
    <style:style style:name="P2" style:family="paragraph" style:parent-style-name="Standard">
      <style:text-properties officeooo:rsid="001f2b68" officeooo:paragraph-rsid="001f2b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!</text:p>
      <text:p text:style-name="P2">I am adding a second lin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21:11:26.146000000</meta:creation-date>
    <dc:date>2023-11-23T21:14:08.315000000</dc:date>
    <meta:editing-duration>PT14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" meta:word-count="7" meta:character-count="32" meta:non-whitespace-character-count="27"/>
  </office:meta>
</office:document-meta>
</file>